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dentificacio digital:<text:s/></text:p>
      <text:p text:style-name="Normal">Provar qui ets per entrar a sistemes i serveis<text:s/></text:p>
      <text:p text:style-name="Normal">Certificat digital: DNI digital, vincla la identitat + clau publica i es validat per una EC (entitat de confiança)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ca" fo:country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l Codina Coca</meta:initial-creator>
    <dc:creator>Pol Codina Coca</dc:creator>
    <meta:creation-date>2026-02-04T09:17:00Z</meta:creation-date>
    <dc:date>2026-02-04T11:30:00Z</dc:date>
    <meta:template xlink:href="Normal.dotm" xlink:type="simple"/>
    <meta:editing-cycles>1</meta:editing-cycles>
    <meta:editing-duration>PT7980S</meta:editing-duration>
    <meta:document-statistic meta:page-count="1" meta:paragraph-count="1" meta:word-count="28" meta:character-count="187" meta:row-count="1" meta:non-whitespace-character-count="160"/>
  </office:meta>
</office:document-meta>
</file>